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1.1311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1.1193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2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_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_SE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Y^3</text:p>
          </table:table-cell>
          <table:table-cell office:value-type="string" calcext:value-type="string">
            <text:p>X^4</text:p>
          </table:table-cell>
          <table:table-cell office:value-type="string" calcext:value-type="string">
            <text:p>Y^4</text:p>
          </table:table-cell>
          <table:table-cell office:value-type="string" calcext:value-type="string">
            <text:p>X_C</text:p>
          </table:table-cell>
          <table:table-cell office:value-type="string" calcext:value-type="string">
            <text:p>Y_C</text:p>
          </table:table-cell>
          <table:table-cell office:value-type="string" calcext:value-type="string">
            <text:p>X_C^2</text:p>
          </table:table-cell>
          <table:table-cell office:value-type="string" calcext:value-type="string">
            <text:p>Y_C^2</text:p>
          </table:table-cell>
          <table:table-cell office:value-type="string" calcext:value-type="string">
            <text:p>X_C^3</text:p>
          </table:table-cell>
          <table:table-cell office:value-type="string" calcext:value-type="string">
            <text:p>Y_C^3</text:p>
          </table:table-cell>
          <table:table-cell office:value-type="string" calcext:value-type="string">
            <text:p>X_C^4</text:p>
          </table:table-cell>
          <table:table-cell office:value-type="string" calcext:value-type="string">
            <text:p>Y_C^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B2]*[.B2]" office:value-type="float" office:value="1" calcext:value-type="float">
            <text:p>1</text:p>
          </table:table-cell>
          <table:table-cell table:formula="of:=[.D2]*[.D2]" office:value-type="float" office:value="4" calcext:value-type="float">
            <text:p>4</text:p>
          </table:table-cell>
          <table:table-cell table:formula="of:=[.B2]*[.F2]" office:value-type="float" office:value="1" calcext:value-type="float">
            <text:p>1</text:p>
          </table:table-cell>
          <table:table-cell table:formula="of:=[.D2]*[.G2]" office:value-type="float" office:value="8" calcext:value-type="float">
            <text:p>8</text:p>
          </table:table-cell>
          <table:table-cell table:formula="of:=[.F2]*[.F2]" office:value-type="float" office:value="1" calcext:value-type="float">
            <text:p>1</text:p>
          </table:table-cell>
          <table:table-cell table:formula="of:=[.G2]*[.G2]" office:value-type="float" office:value="16" calcext:value-type="float">
            <text:p>16</text:p>
          </table:table-cell>
          <table:table-cell table:formula="of:=[.B2]-[.B$12]" office:value-type="float" office:value="-0.30546" calcext:value-type="float">
            <text:p>-0.30546</text:p>
          </table:table-cell>
          <table:table-cell table:formula="of:=[.D2]-[.D$12]" office:value-type="float" office:value="0.45" calcext:value-type="float">
            <text:p>0.45</text:p>
          </table:table-cell>
          <table:table-cell table:formula="of:=[.L2]*[.L2]" office:value-type="float" office:value="0.0933058116" calcext:value-type="float">
            <text:p>0.0933058116</text:p>
          </table:table-cell>
          <table:table-cell table:formula="of:=[.M2]*[.M2]" office:value-type="float" office:value="0.2025" calcext:value-type="float">
            <text:p>0.2025</text:p>
          </table:table-cell>
          <table:table-cell table:formula="of:=[.L2]*[.N2]" office:value-type="float" office:value="-0.028501193211336" calcext:value-type="float">
            <text:p>-0.028501193211336</text:p>
          </table:table-cell>
          <table:table-cell table:formula="of:=[.M2]*[.O2]" office:value-type="float" office:value="0.091125" calcext:value-type="float">
            <text:p>0.091125</text:p>
          </table:table-cell>
          <table:table-cell table:formula="of:=[.P2]*[.L2]" office:value-type="float" office:value="0.0087059744783347" calcext:value-type="float">
            <text:p>0.008705974478335</text:p>
          </table:table-cell>
          <table:table-cell table:formula="of:=[.Q2]*[.M2]" office:value-type="float" office:value="0.04100625" calcext:value-type="float">
            <text:p>0.0410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B3]*[.B3]" office:value-type="float" office:value="2.25" calcext:value-type="float">
            <text:p>2.25</text:p>
          </table:table-cell>
          <table:table-cell table:formula="of:=[.D3]*[.D3]" office:value-type="float" office:value="9" calcext:value-type="float">
            <text:p>9</text:p>
          </table:table-cell>
          <table:table-cell table:formula="of:=[.B3]*[.F3]" office:value-type="float" office:value="3.375" calcext:value-type="float">
            <text:p>3.375</text:p>
          </table:table-cell>
          <table:table-cell table:formula="of:=[.D3]*[.G3]" office:value-type="float" office:value="27" calcext:value-type="float">
            <text:p>27</text:p>
          </table:table-cell>
          <table:table-cell table:formula="of:=[.F3]*[.F3]" office:value-type="float" office:value="5.0625" calcext:value-type="float">
            <text:p>5.0625</text:p>
          </table:table-cell>
          <table:table-cell table:formula="of:=[.G3]*[.G3]" office:value-type="float" office:value="81" calcext:value-type="float">
            <text:p>81</text:p>
          </table:table-cell>
          <table:table-cell table:formula="of:=[.B3]-[.B$12]" office:value-type="float" office:value="0.19454" calcext:value-type="float">
            <text:p>0.19454</text:p>
          </table:table-cell>
          <table:table-cell table:formula="of:=[.D3]-[.D$12]" office:value-type="float" office:value="1.45" calcext:value-type="float">
            <text:p>1.45</text:p>
          </table:table-cell>
          <table:table-cell table:formula="of:=[.L3]*[.L3]" office:value-type="float" office:value="0.0378458116" calcext:value-type="float">
            <text:p>0.0378458116</text:p>
          </table:table-cell>
          <table:table-cell table:formula="of:=[.M3]*[.M3]" office:value-type="float" office:value="2.1025" calcext:value-type="float">
            <text:p>2.1025</text:p>
          </table:table-cell>
          <table:table-cell table:formula="of:=[.L3]*[.N3]" office:value-type="float" office:value="0.00736252418866399" calcext:value-type="float">
            <text:p>0.007362524188664</text:p>
          </table:table-cell>
          <table:table-cell table:formula="of:=[.M3]*[.O3]" office:value-type="float" office:value="3.048625" calcext:value-type="float">
            <text:p>3.048625</text:p>
          </table:table-cell>
          <table:table-cell table:formula="of:=[.P3]*[.L3]" office:value-type="float" office:value="0.00143230545566269" calcext:value-type="float">
            <text:p>0.001432305455663</text:p>
          </table:table-cell>
          <table:table-cell table:formula="of:=[.Q3]*[.M3]" office:value-type="float" office:value="4.42050625" calcext:value-type="float">
            <text:p>4.4205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B4]*[.B4]" office:value-type="float" office:value="0.25" calcext:value-type="float">
            <text:p>0.25</text:p>
          </table:table-cell>
          <table:table-cell table:formula="of:=[.D4]*[.D4]" office:value-type="float" office:value="1" calcext:value-type="float">
            <text:p>1</text:p>
          </table:table-cell>
          <table:table-cell table:formula="of:=[.B4]*[.F4]" office:value-type="float" office:value="-0.125" calcext:value-type="float">
            <text:p>-0.125</text:p>
          </table:table-cell>
          <table:table-cell table:formula="of:=[.D4]*[.G4]" office:value-type="float" office:value="1" calcext:value-type="float">
            <text:p>1</text:p>
          </table:table-cell>
          <table:table-cell table:formula="of:=[.F4]*[.F4]" office:value-type="float" office:value="0.0625" calcext:value-type="float">
            <text:p>0.0625</text:p>
          </table:table-cell>
          <table:table-cell table:formula="of:=[.G4]*[.G4]" office:value-type="float" office:value="1" calcext:value-type="float">
            <text:p>1</text:p>
          </table:table-cell>
          <table:table-cell table:formula="of:=[.B4]-[.B$12]" office:value-type="float" office:value="-1.80546" calcext:value-type="float">
            <text:p>-1.80546</text:p>
          </table:table-cell>
          <table:table-cell table:formula="of:=[.D4]-[.D$12]" office:value-type="float" office:value="-0.55" calcext:value-type="float">
            <text:p>-0.55</text:p>
          </table:table-cell>
          <table:table-cell table:formula="of:=[.L4]*[.L4]" office:value-type="float" office:value="3.2596858116" calcext:value-type="float">
            <text:p>3.2596858116</text:p>
          </table:table-cell>
          <table:table-cell table:formula="of:=[.M4]*[.M4]" office:value-type="float" office:value="0.3025" calcext:value-type="float">
            <text:p>0.3025</text:p>
          </table:table-cell>
          <table:table-cell table:formula="of:=[.L4]*[.N4]" office:value-type="float" office:value="-5.88523234541134" calcext:value-type="float">
            <text:p>-5.88523234541134</text:p>
          </table:table-cell>
          <table:table-cell table:formula="of:=[.M4]*[.O4]" office:value-type="float" office:value="-0.166375" calcext:value-type="float">
            <text:p>-0.166375</text:p>
          </table:table-cell>
          <table:table-cell table:formula="of:=[.P4]*[.L4]" office:value-type="float" office:value="10.6255515903464" calcext:value-type="float">
            <text:p>10.6255515903464</text:p>
          </table:table-cell>
          <table:table-cell table:formula="of:=[.Q4]*[.M4]" office:value-type="float" office:value="0.09150625" calcext:value-type="float">
            <text:p>0.0915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B5]*[.B5]" office:value-type="float" office:value="5.29" calcext:value-type="float">
            <text:p>5.29</text:p>
          </table:table-cell>
          <table:table-cell table:formula="of:=[.D5]*[.D5]" office:value-type="float" office:value="4" calcext:value-type="float">
            <text:p>4</text:p>
          </table:table-cell>
          <table:table-cell table:formula="of:=[.B5]*[.F5]" office:value-type="float" office:value="12.167" calcext:value-type="float">
            <text:p>12.167</text:p>
          </table:table-cell>
          <table:table-cell table:formula="of:=[.D5]*[.G5]" office:value-type="float" office:value="8" calcext:value-type="float">
            <text:p>8</text:p>
          </table:table-cell>
          <table:table-cell table:formula="of:=[.F5]*[.F5]" office:value-type="float" office:value="27.9841" calcext:value-type="float">
            <text:p>27.9841</text:p>
          </table:table-cell>
          <table:table-cell table:formula="of:=[.G5]*[.G5]" office:value-type="float" office:value="16" calcext:value-type="float">
            <text:p>16</text:p>
          </table:table-cell>
          <table:table-cell table:formula="of:=[.B5]-[.B$12]" office:value-type="float" office:value="0.99454" calcext:value-type="float">
            <text:p>0.99454</text:p>
          </table:table-cell>
          <table:table-cell table:formula="of:=[.D5]-[.D$12]" office:value-type="float" office:value="0.45" calcext:value-type="float">
            <text:p>0.45</text:p>
          </table:table-cell>
          <table:table-cell table:formula="of:=[.L5]*[.L5]" office:value-type="float" office:value="0.9891098116" calcext:value-type="float">
            <text:p>0.9891098116</text:p>
          </table:table-cell>
          <table:table-cell table:formula="of:=[.M5]*[.M5]" office:value-type="float" office:value="0.2025" calcext:value-type="float">
            <text:p>0.2025</text:p>
          </table:table-cell>
          <table:table-cell table:formula="of:=[.L5]*[.N5]" office:value-type="float" office:value="0.983709272028663" calcext:value-type="float">
            <text:p>0.983709272028663</text:p>
          </table:table-cell>
          <table:table-cell table:formula="of:=[.M5]*[.O5]" office:value-type="float" office:value="0.091125" calcext:value-type="float">
            <text:p>0.091125</text:p>
          </table:table-cell>
          <table:table-cell table:formula="of:=[.P5]*[.L5]" office:value-type="float" office:value="0.978338219403387" calcext:value-type="float">
            <text:p>0.978338219403387</text:p>
          </table:table-cell>
          <table:table-cell table:formula="of:=[.Q5]*[.M5]" office:value-type="float" office:value="0.04100625" calcext:value-type="float">
            <text:p>0.0410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formula="of:=[.B6]*[.B6]" office:value-type="float" office:value="1" calcext:value-type="float">
            <text:p>1</text:p>
          </table:table-cell>
          <table:table-cell table:formula="of:=[.D6]*[.D6]" office:value-type="float" office:value="16" calcext:value-type="float">
            <text:p>16</text:p>
          </table:table-cell>
          <table:table-cell table:formula="of:=[.B6]*[.F6]" office:value-type="float" office:value="1" calcext:value-type="float">
            <text:p>1</text:p>
          </table:table-cell>
          <table:table-cell table:formula="of:=[.D6]*[.G6]" office:value-type="float" office:value="64" calcext:value-type="float">
            <text:p>64</text:p>
          </table:table-cell>
          <table:table-cell table:formula="of:=[.F6]*[.F6]" office:value-type="float" office:value="1" calcext:value-type="float">
            <text:p>1</text:p>
          </table:table-cell>
          <table:table-cell table:formula="of:=[.G6]*[.G6]" office:value-type="float" office:value="256" calcext:value-type="float">
            <text:p>256</text:p>
          </table:table-cell>
          <table:table-cell table:formula="of:=[.B6]-[.B$12]" office:value-type="float" office:value="-0.30546" calcext:value-type="float">
            <text:p>-0.30546</text:p>
          </table:table-cell>
          <table:table-cell table:formula="of:=[.D6]-[.D$12]" office:value-type="float" office:value="2.45" calcext:value-type="float">
            <text:p>2.45</text:p>
          </table:table-cell>
          <table:table-cell table:formula="of:=[.L6]*[.L6]" office:value-type="float" office:value="0.0933058116" calcext:value-type="float">
            <text:p>0.0933058116</text:p>
          </table:table-cell>
          <table:table-cell table:formula="of:=[.M6]*[.M6]" office:value-type="float" office:value="6.0025" calcext:value-type="float">
            <text:p>6.0025</text:p>
          </table:table-cell>
          <table:table-cell table:formula="of:=[.L6]*[.N6]" office:value-type="float" office:value="-0.028501193211336" calcext:value-type="float">
            <text:p>-0.028501193211336</text:p>
          </table:table-cell>
          <table:table-cell table:formula="of:=[.M6]*[.O6]" office:value-type="float" office:value="14.706125" calcext:value-type="float">
            <text:p>14.706125</text:p>
          </table:table-cell>
          <table:table-cell table:formula="of:=[.P6]*[.L6]" office:value-type="float" office:value="0.0087059744783347" calcext:value-type="float">
            <text:p>0.008705974478335</text:p>
          </table:table-cell>
          <table:table-cell table:formula="of:=[.Q6]*[.M6]" office:value-type="float" office:value="36.03000625" calcext:value-type="float">
            <text:p>36.0300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table:formula="of:=[.B7]*[.B7]" office:value-type="float" office:value="16" calcext:value-type="float">
            <text:p>16</text:p>
          </table:table-cell>
          <table:table-cell table:formula="of:=[.D7]*[.D7]" office:value-type="float" office:value="6.25" calcext:value-type="float">
            <text:p>6.25</text:p>
          </table:table-cell>
          <table:table-cell table:formula="of:=[.B7]*[.F7]" office:value-type="float" office:value="64" calcext:value-type="float">
            <text:p>64</text:p>
          </table:table-cell>
          <table:table-cell table:formula="of:=[.D7]*[.G7]" office:value-type="float" office:value="15.625" calcext:value-type="float">
            <text:p>15.625</text:p>
          </table:table-cell>
          <table:table-cell table:formula="of:=[.F7]*[.F7]" office:value-type="float" office:value="256" calcext:value-type="float">
            <text:p>256</text:p>
          </table:table-cell>
          <table:table-cell table:formula="of:=[.G7]*[.G7]" office:value-type="float" office:value="39.0625" calcext:value-type="float">
            <text:p>39.0625</text:p>
          </table:table-cell>
          <table:table-cell table:formula="of:=[.B7]-[.B$12]" office:value-type="float" office:value="2.69454" calcext:value-type="float">
            <text:p>2.69454</text:p>
          </table:table-cell>
          <table:table-cell table:formula="of:=[.D7]-[.D$12]" office:value-type="float" office:value="0.95" calcext:value-type="float">
            <text:p>0.95</text:p>
          </table:table-cell>
          <table:table-cell table:formula="of:=[.L7]*[.L7]" office:value-type="float" office:value="7.2605458116" calcext:value-type="float">
            <text:p>7.2605458116</text:p>
          </table:table-cell>
          <table:table-cell table:formula="of:=[.M7]*[.M7]" office:value-type="float" office:value="0.9025" calcext:value-type="float">
            <text:p>0.9025</text:p>
          </table:table-cell>
          <table:table-cell table:formula="of:=[.L7]*[.N7]" office:value-type="float" office:value="19.5638311111887" calcext:value-type="float">
            <text:p>19.5638311111887</text:p>
          </table:table-cell>
          <table:table-cell table:formula="of:=[.M7]*[.O7]" office:value-type="float" office:value="0.857375" calcext:value-type="float">
            <text:p>0.857375</text:p>
          </table:table-cell>
          <table:table-cell table:formula="of:=[.P7]*[.L7]" office:value-type="float" office:value="52.7155254823423" calcext:value-type="float">
            <text:p>52.7155254823423</text:p>
          </table:table-cell>
          <table:table-cell table:formula="of:=[.Q7]*[.M7]" office:value-type="float" office:value="0.81450625" calcext:value-type="float">
            <text:p>0.8145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B8]*[.B8]" office:value-type="float" office:value="5.29" calcext:value-type="float">
            <text:p>5.29</text:p>
          </table:table-cell>
          <table:table-cell table:formula="of:=[.D8]*[.D8]" office:value-type="float" office:value="4" calcext:value-type="float">
            <text:p>4</text:p>
          </table:table-cell>
          <table:table-cell table:formula="of:=[.B8]*[.F8]" office:value-type="float" office:value="12.167" calcext:value-type="float">
            <text:p>12.167</text:p>
          </table:table-cell>
          <table:table-cell table:formula="of:=[.D8]*[.G8]" office:value-type="float" office:value="8" calcext:value-type="float">
            <text:p>8</text:p>
          </table:table-cell>
          <table:table-cell table:formula="of:=[.F8]*[.F8]" office:value-type="float" office:value="27.9841" calcext:value-type="float">
            <text:p>27.9841</text:p>
          </table:table-cell>
          <table:table-cell table:formula="of:=[.G8]*[.G8]" office:value-type="float" office:value="16" calcext:value-type="float">
            <text:p>16</text:p>
          </table:table-cell>
          <table:table-cell table:formula="of:=[.B8]-[.B$12]" office:value-type="float" office:value="0.99454" calcext:value-type="float">
            <text:p>0.99454</text:p>
          </table:table-cell>
          <table:table-cell table:formula="of:=[.D8]-[.D$12]" office:value-type="float" office:value="0.45" calcext:value-type="float">
            <text:p>0.45</text:p>
          </table:table-cell>
          <table:table-cell table:formula="of:=[.L8]*[.L8]" office:value-type="float" office:value="0.9891098116" calcext:value-type="float">
            <text:p>0.9891098116</text:p>
          </table:table-cell>
          <table:table-cell table:formula="of:=[.M8]*[.M8]" office:value-type="float" office:value="0.2025" calcext:value-type="float">
            <text:p>0.2025</text:p>
          </table:table-cell>
          <table:table-cell table:formula="of:=[.L8]*[.N8]" office:value-type="float" office:value="0.983709272028663" calcext:value-type="float">
            <text:p>0.983709272028663</text:p>
          </table:table-cell>
          <table:table-cell table:formula="of:=[.M8]*[.O8]" office:value-type="float" office:value="0.091125" calcext:value-type="float">
            <text:p>0.091125</text:p>
          </table:table-cell>
          <table:table-cell table:formula="of:=[.P8]*[.L8]" office:value-type="float" office:value="0.978338219403387" calcext:value-type="float">
            <text:p>0.978338219403387</text:p>
          </table:table-cell>
          <table:table-cell table:formula="of:=[.Q8]*[.M8]" office:value-type="float" office:value="0.04100625" calcext:value-type="float">
            <text:p>0.0410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.23" calcext:value-type="float">
            <text:p>0.23</text:p>
          </table:table-cell>
          <table:table-cell office:value-type="float" office:value="-2" calcext:value-type="float">
            <text:p>-2</text:p>
          </table:table-cell>
          <table:table-cell office:value-type="float" office:value="0.2" calcext:value-type="float">
            <text:p>0.2</text:p>
          </table:table-cell>
          <table:table-cell table:formula="of:=[.B9]*[.B9]" office:value-type="float" office:value="9" calcext:value-type="float">
            <text:p>9</text:p>
          </table:table-cell>
          <table:table-cell table:formula="of:=[.D9]*[.D9]" office:value-type="float" office:value="4" calcext:value-type="float">
            <text:p>4</text:p>
          </table:table-cell>
          <table:table-cell table:formula="of:=[.B9]*[.F9]" office:value-type="float" office:value="-27" calcext:value-type="float">
            <text:p>-27</text:p>
          </table:table-cell>
          <table:table-cell table:formula="of:=[.D9]*[.G9]" office:value-type="float" office:value="-8" calcext:value-type="float">
            <text:p>-8</text:p>
          </table:table-cell>
          <table:table-cell table:formula="of:=[.F9]*[.F9]" office:value-type="float" office:value="81" calcext:value-type="float">
            <text:p>81</text:p>
          </table:table-cell>
          <table:table-cell table:formula="of:=[.G9]*[.G9]" office:value-type="float" office:value="16" calcext:value-type="float">
            <text:p>16</text:p>
          </table:table-cell>
          <table:table-cell table:formula="of:=[.B9]-[.B$12]" office:value-type="float" office:value="-4.30546" calcext:value-type="float">
            <text:p>-4.30546</text:p>
          </table:table-cell>
          <table:table-cell table:formula="of:=[.D9]-[.D$12]" office:value-type="float" office:value="-3.55" calcext:value-type="float">
            <text:p>-3.55</text:p>
          </table:table-cell>
          <table:table-cell table:formula="of:=[.L9]*[.L9]" office:value-type="float" office:value="18.5369858116" calcext:value-type="float">
            <text:p>18.5369858116</text:p>
          </table:table-cell>
          <table:table-cell table:formula="of:=[.M9]*[.M9]" office:value-type="float" office:value="12.6025" calcext:value-type="float">
            <text:p>12.6025</text:p>
          </table:table-cell>
          <table:table-cell table:formula="of:=[.L9]*[.N9]" office:value-type="float" office:value="-79.8102509324113" calcext:value-type="float">
            <text:p>-79.8102509324113</text:p>
          </table:table-cell>
          <table:table-cell table:formula="of:=[.M9]*[.O9]" office:value-type="float" office:value="-44.738875" calcext:value-type="float">
            <text:p>-44.738875</text:p>
          </table:table-cell>
          <table:table-cell table:formula="of:=[.P9]*[.L9]" office:value-type="float" office:value="343.61984297946" calcext:value-type="float">
            <text:p>343.61984297946</text:p>
          </table:table-cell>
          <table:table-cell table:formula="of:=[.Q9]*[.M9]" office:value-type="float" office:value="158.82300625" calcext:value-type="float">
            <text:p>158.8230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4546" calcext:value-type="float">
            <text:p>2.4546</text:p>
          </table:table-cell>
          <table:table-cell office:value-type="float" office:value="0.453" calcext:value-type="float">
            <text:p>0.453</text:p>
          </table:table-cell>
          <table:table-cell office:value-type="float" office:value="-2" calcext:value-type="float">
            <text:p>-2</text:p>
          </table:table-cell>
          <table:table-cell office:value-type="float" office:value="0.3" calcext:value-type="float">
            <text:p>0.3</text:p>
          </table:table-cell>
          <table:table-cell table:formula="of:=[.B10]*[.B10]" office:value-type="float" office:value="6.02506116" calcext:value-type="float">
            <text:p>6.02506116</text:p>
          </table:table-cell>
          <table:table-cell table:formula="of:=[.D10]*[.D10]" office:value-type="float" office:value="4" calcext:value-type="float">
            <text:p>4</text:p>
          </table:table-cell>
          <table:table-cell table:formula="of:=[.B10]*[.F10]" office:value-type="float" office:value="14.789115123336" calcext:value-type="float">
            <text:p>14.789115123336</text:p>
          </table:table-cell>
          <table:table-cell table:formula="of:=[.D10]*[.G10]" office:value-type="float" office:value="-8" calcext:value-type="float">
            <text:p>-8</text:p>
          </table:table-cell>
          <table:table-cell table:formula="of:=[.F10]*[.F10]" office:value-type="float" office:value="36.3013619817406" calcext:value-type="float">
            <text:p>36.3013619817406</text:p>
          </table:table-cell>
          <table:table-cell table:formula="of:=[.G10]*[.G10]" office:value-type="float" office:value="16" calcext:value-type="float">
            <text:p>16</text:p>
          </table:table-cell>
          <table:table-cell table:formula="of:=[.B10]-[.B$12]" office:value-type="float" office:value="1.14914" calcext:value-type="float">
            <text:p>1.14914</text:p>
          </table:table-cell>
          <table:table-cell table:formula="of:=[.D10]-[.D$12]" office:value-type="float" office:value="-3.55" calcext:value-type="float">
            <text:p>-3.55</text:p>
          </table:table-cell>
          <table:table-cell table:formula="of:=[.L10]*[.L10]" office:value-type="float" office:value="1.3205227396" calcext:value-type="float">
            <text:p>1.3205227396</text:p>
          </table:table-cell>
          <table:table-cell table:formula="of:=[.M10]*[.M10]" office:value-type="float" office:value="12.6025" calcext:value-type="float">
            <text:p>12.6025</text:p>
          </table:table-cell>
          <table:table-cell table:formula="of:=[.L10]*[.N10]" office:value-type="float" office:value="1.51746550098394" calcext:value-type="float">
            <text:p>1.51746550098394</text:p>
          </table:table-cell>
          <table:table-cell table:formula="of:=[.M10]*[.O10]" office:value-type="float" office:value="-44.738875" calcext:value-type="float">
            <text:p>-44.738875</text:p>
          </table:table-cell>
          <table:table-cell table:formula="of:=[.P10]*[.L10]" office:value-type="float" office:value="1.74378030580069" calcext:value-type="float">
            <text:p>1.74378030580069</text:p>
          </table:table-cell>
          <table:table-cell table:formula="of:=[.Q10]*[.M10]" office:value-type="float" office:value="158.82300625" calcext:value-type="float">
            <text:p>158.8230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B11]*[.B11]" office:value-type="float" office:value="4" calcext:value-type="float">
            <text:p>4</text:p>
          </table:table-cell>
          <table:table-cell table:formula="of:=[.D11]*[.D11]" office:value-type="float" office:value="9" calcext:value-type="float">
            <text:p>9</text:p>
          </table:table-cell>
          <table:table-cell table:formula="of:=[.B11]*[.F11]" office:value-type="float" office:value="8" calcext:value-type="float">
            <text:p>8</text:p>
          </table:table-cell>
          <table:table-cell table:formula="of:=[.D11]*[.G11]" office:value-type="float" office:value="27" calcext:value-type="float">
            <text:p>27</text:p>
          </table:table-cell>
          <table:table-cell table:formula="of:=[.F11]*[.F11]" office:value-type="float" office:value="16" calcext:value-type="float">
            <text:p>16</text:p>
          </table:table-cell>
          <table:table-cell table:formula="of:=[.G11]*[.G11]" office:value-type="float" office:value="81" calcext:value-type="float">
            <text:p>81</text:p>
          </table:table-cell>
          <table:table-cell table:formula="of:=[.B11]-[.B$12]" office:value-type="float" office:value="0.69454" calcext:value-type="float">
            <text:p>0.69454</text:p>
          </table:table-cell>
          <table:table-cell table:formula="of:=[.D11]-[.D$12]" office:value-type="float" office:value="1.45" calcext:value-type="float">
            <text:p>1.45</text:p>
          </table:table-cell>
          <table:table-cell table:formula="of:=[.L11]*[.L11]" office:value-type="float" office:value="0.4823858116" calcext:value-type="float">
            <text:p>0.4823858116</text:p>
          </table:table-cell>
          <table:table-cell table:formula="of:=[.M11]*[.M11]" office:value-type="float" office:value="2.1025" calcext:value-type="float">
            <text:p>2.1025</text:p>
          </table:table-cell>
          <table:table-cell table:formula="of:=[.L11]*[.N11]" office:value-type="float" office:value="0.335036241588664" calcext:value-type="float">
            <text:p>0.335036241588664</text:p>
          </table:table-cell>
          <table:table-cell table:formula="of:=[.M11]*[.O11]" office:value-type="float" office:value="3.048625" calcext:value-type="float">
            <text:p>3.048625</text:p>
          </table:table-cell>
          <table:table-cell table:formula="of:=[.P11]*[.L11]" office:value-type="float" office:value="0.232696071232991" calcext:value-type="float">
            <text:p>0.232696071232991</text:p>
          </table:table-cell>
          <table:table-cell table:formula="of:=[.Q11]*[.M11]" office:value-type="float" office:value="4.42050625" calcext:value-type="float">
            <text:p>4.4205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1])" office:value-type="float" office:value="1.30546" calcext:value-type="float">
            <text:p>1.30546</text:p>
          </table:table-cell>
          <table:table-cell table:formula="of:=AVERAGE([.C2:.C11])" office:value-type="float" office:value="0.2383" calcext:value-type="float">
            <text:p>0.2383</text:p>
          </table:table-cell>
          <table:table-cell table:formula="of:=AVERAGE([.D2:.D11])" office:value-type="float" office:value="1.55" calcext:value-type="float">
            <text:p>1.55</text:p>
          </table:table-cell>
          <table:table-cell table:formula="of:=AVERAGE([.E2:.E11])" office:value-type="float" office:value="0.19" calcext:value-type="float">
            <text:p>0.19</text:p>
          </table:table-cell>
          <table:table-cell table:formula="of:=AVERAGE([.F2:.F11])" office:value-type="float" office:value="5.010506116" calcext:value-type="float">
            <text:p>5.010506116</text:p>
          </table:table-cell>
          <table:table-cell table:formula="of:=AVERAGE([.G2:.G11])" office:value-type="float" office:value="6.125" calcext:value-type="float">
            <text:p>6.125</text:p>
          </table:table-cell>
          <table:table-cell table:formula="of:=AVERAGE([.H2:.H11])" office:value-type="float" office:value="8.9373115123336" calcext:value-type="float">
            <text:p>8.9373115123336</text:p>
          </table:table-cell>
          <table:table-cell table:formula="of:=AVERAGE([.I2:.I11])" office:value-type="float" office:value="14.2625" calcext:value-type="float">
            <text:p>14.2625</text:p>
          </table:table-cell>
          <table:table-cell table:formula="of:=AVERAGE([.J2:.J11])" office:value-type="float" office:value="45.2394561981741" calcext:value-type="float">
            <text:p>45.2394561981741</text:p>
          </table:table-cell>
          <table:table-cell table:formula="of:=AVERAGE([.K2:.K11])" office:value-type="float" office:value="53.80625" calcext:value-type="float">
            <text:p>53.80625</text:p>
          </table:table-cell>
          <table:table-cell table:formula="of:=AVERAGE([.L2:.L11])" office:value-type="float" office:value="0" calcext:value-type="float">
            <text:p>0</text:p>
          </table:table-cell>
          <table:table-cell table:formula="of:=AVERAGE([.M2:.M11])" office:value-type="float" office:value="0" calcext:value-type="float">
            <text:p>0</text:p>
          </table:table-cell>
          <table:table-cell table:formula="of:=AVERAGE([.N2:.N11])" office:value-type="float" office:value="3.3062803044" calcext:value-type="float">
            <text:p>3.3062803044</text:p>
          </table:table-cell>
          <table:table-cell table:formula="of:=AVERAGE([.O2:.O11])" office:value-type="float" office:value="3.7225" calcext:value-type="float">
            <text:p>3.7225</text:p>
          </table:table-cell>
          <table:table-cell table:formula="of:=AVERAGE([.P2:.P11])" office:value-type="float" office:value="-6.23613717422381" calcext:value-type="float">
            <text:p>-6.23613717422381</text:p>
          </table:table-cell>
          <table:table-cell table:formula="of:=AVERAGE([.Q2:.Q11])" office:value-type="float" office:value="-6.771" calcext:value-type="float">
            <text:p>-6.771</text:p>
          </table:table-cell>
          <table:table-cell table:formula="of:=AVERAGE([.R2:.R11])" office:value-type="float" office:value="41.0912917122401" calcext:value-type="float">
            <text:p>41.0912917122401</text:p>
          </table:table-cell>
          <table:table-cell table:formula="of:=AVERAGE([.S2:.S11])" office:value-type="float" office:value="36.35460625" calcext:value-type="float">
            <text:p>36.3546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.P</text:p>
          </table:table-cell>
          <table:table-cell table:formula="of:=COM.MICROSOFT.VAR.P([.B2:.B11])" office:value-type="float" office:value="3.3062803044" calcext:value-type="float">
            <text:p>3.3062803044</text:p>
          </table:table-cell>
          <table:table-cell/>
          <table:table-cell table:formula="of:=COM.MICROSOFT.VAR.P([.D2:.D11])" office:value-type="float" office:value="3.7225" calcext:value-type="float">
            <text:p>3.7225</text:p>
          </table:table-cell>
          <table:table-cell/>
          <table:table-cell office:value-type="string" calcext:value-type="string">
            <text:p>E[X^2]</text:p>
          </table:table-cell>
          <table:table-cell office:value-type="string" calcext:value-type="string">
            <text:p>E[Y^2]</text:p>
          </table:table-cell>
          <table:table-cell office:value-type="string" calcext:value-type="string">
            <text:p>E[X^3]</text:p>
          </table:table-cell>
          <table:table-cell office:value-type="string" calcext:value-type="string">
            <text:p>E[Y^3]</text:p>
          </table:table-cell>
          <table:table-cell office:value-type="string" calcext:value-type="string">
            <text:p>E[X^4]</text:p>
          </table:table-cell>
          <table:table-cell office:value-type="string" calcext:value-type="string">
            <text:p>E[Y^4]</text:p>
          </table:table-cell>
          <table:table-cell office:value-type="string" calcext:value-type="string">
            <text:p>E[X-&lt;X&gt;]</text:p>
          </table:table-cell>
          <table:table-cell office:value-type="string" calcext:value-type="string">
            <text:p>E[Y-&lt;Y&gt;]</text:p>
          </table:table-cell>
          <table:table-cell office:value-type="string" calcext:value-type="string">
            <text:p>E[(X-&lt;X&gt;)^2]</text:p>
          </table:table-cell>
          <table:table-cell office:value-type="string" calcext:value-type="string">
            <text:p>E[(Y-&lt;Y&gt;)^2]</text:p>
          </table:table-cell>
          <table:table-cell office:value-type="string" calcext:value-type="string">
            <text:p>E[(X-&lt;X&gt;)^3]</text:p>
          </table:table-cell>
          <table:table-cell office:value-type="string" calcext:value-type="string">
            <text:p>E[(Y-&lt;Y&gt;)^3]</text:p>
          </table:table-cell>
          <table:table-cell office:value-type="string" calcext:value-type="string">
            <text:p>E[(X-&lt;X&gt;)^4]</text:p>
          </table:table-cell>
          <table:table-cell office:value-type="string" calcext:value-type="string">
            <text:p>E[(Y-&lt;Y&gt;)^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.S</text:p>
          </table:table-cell>
          <table:table-cell table:formula="of:=COM.MICROSOFT.VAR.S([.B2:.B11])" office:value-type="float" office:value="3.67364478266667" calcext:value-type="float">
            <text:p>3.67364478266667</text:p>
          </table:table-cell>
          <table:table-cell/>
          <table:table-cell table:formula="of:=COM.MICROSOFT.VAR.S([.D2:.D11])" office:value-type="float" office:value="4.13611111111111" calcext:value-type="float">
            <text:p>4.136111111111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Dev.P</text:p>
          </table:table-cell>
          <table:table-cell table:formula="of:=COM.MICROSOFT.STDEV.P([.B2:.B11])" office:value-type="float" office:value="1.81831798770182" calcext:value-type="float">
            <text:p>1.81831798770182</text:p>
          </table:table-cell>
          <table:table-cell/>
          <table:table-cell table:formula="of:=COM.MICROSOFT.STDEV.P([.D2:.D11])" office:value-type="float" office:value="1.92937813815747" calcext:value-type="float">
            <text:p>1.929378138157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2:.B11])" office:value-type="float" office:value="1.9166754505306" calcext:value-type="float">
            <text:p>1.9166754505306</text:p>
          </table:table-cell>
          <table:table-cell/>
          <table:table-cell table:formula="of:=COM.MICROSOFT.STDEV.S([.D2:.D11])" office:value-type="float" office:value="2.03374312810421" calcext:value-type="float">
            <text:p>2.033743128104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</text:p>
          </table:table-cell>
          <table:table-cell table:formula="of:=[.B15]/SQRT(10)" office:value-type="float" office:value="0.575002635159179" calcext:value-type="float">
            <text:p>0.575002635159179</text:p>
          </table:table-cell>
          <table:table-cell/>
          <table:table-cell table:formula="of:=[.D15]/SQRT(10)" office:value-type="float" office:value="0.610122938431264" calcext:value-type="float">
            <text:p>0.6101229384312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_Aug</text:p>
          </table:table-cell>
          <table:table-cell table:formula="of:=SQRT([.B13]/10+[.C12]*[.C12])" office:value-type="float" office:value="0.622426638600888" calcext:value-type="float">
            <text:p>0.622426638600888</text:p>
          </table:table-cell>
          <table:table-cell/>
          <table:table-cell table:formula="of:=SQRT([.D13]/10+[.E12]*[.E12])" office:value-type="float" office:value="0.639022691302899" calcext:value-type="float">
            <text:p>0.6390226913028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kew.P</text:p>
          </table:table-cell>
          <table:table-cell table:formula="of:=SKEWP([.B2:.B11])" office:value-type="float" office:value="-1.03730424369176" calcext:value-type="float">
            <text:p>-1.03730424369176</text:p>
          </table:table-cell>
          <table:table-cell/>
          <table:table-cell table:formula="of:=SKEWP([.D2:.D11])" office:value-type="float" office:value="-0.942759145646214" calcext:value-type="float">
            <text:p>-0.9427591456462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kew.S</text:p>
          </table:table-cell>
          <table:table-cell table:formula="of:=SKEW([.B2:.B11])" office:value-type="float" office:value="-1.23009151373411" calcext:value-type="float">
            <text:p>-1.23009151373411</text:p>
          </table:table-cell>
          <table:table-cell/>
          <table:table-cell table:formula="of:=SKEW([.D2:.D11])" office:value-type="float" office:value="-1.11797481944867" calcext:value-type="float">
            <text:p>-1.117974819448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rt.S</text:p>
          </table:table-cell>
          <table:table-cell table:formula="of:=KURT([.B2:.B11])" office:value-type="float" office:value="2.30606063916247" calcext:value-type="float">
            <text:p>2.30606063916247</text:p>
          </table:table-cell>
          <table:table-cell/>
          <table:table-cell table:formula="of:=KURT([.D2:.D11])" office:value-type="float" office:value="0.298783228984152" calcext:value-type="float">
            <text:p>0.2987832289841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rt.P</text:p>
          </table:table-cell>
          <table:table-cell table:formula="of:=([.R12]/POWER([.B15];4)) - 3" office:value-type="float" office:value="0.758983795889883" calcext:value-type="float">
            <text:p>0.758983795889883</text:p>
          </table:table-cell>
          <table:table-cell/>
          <table:table-cell table:formula="of:=([.S12]/POWER([.D15];4))-3" office:value-type="float" office:value="-0.376445850271591" calcext:value-type="float">
            <text:p>-0.3764458502715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var</text:p>
          </table:table-cell>
          <table:table-cell table:formula="of:=COM.MICROSOFT.COVARIANCE.P([.B2:.B11];[.D2:.D11])" office:value-type="float" office:value="1.605617" calcext:value-type="float">
            <text:p>1.6056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arson</text:p>
          </table:table-cell>
          <table:table-cell table:formula="of:=PEARSON([.B2:.B11];[.D2:.D11])" office:value-type="float" office:value="0.457672448998022" calcext:value-type="float">
            <text:p>0.45767244899802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X*Y</text:p>
          </table:table-cell>
          <table:table-cell office:value-type="string" calcext:value-type="string">
            <text:p>X*Y^2</text:p>
          </table:table-cell>
          <table:table-cell office:value-type="string" calcext:value-type="string">
            <text:p>X*Y^3</text:p>
          </table:table-cell>
          <table:table-cell office:value-type="string" calcext:value-type="string">
            <text:p>X^2*Y</text:p>
          </table:table-cell>
          <table:table-cell office:value-type="string" calcext:value-type="string">
            <text:p>X^2*Y^2</text:p>
          </table:table-cell>
          <table:table-cell office:value-type="string" calcext:value-type="string">
            <text:p>X^2*Y^3</text:p>
          </table:table-cell>
          <table:table-cell office:value-type="string" calcext:value-type="string">
            <text:p>X^3*Y</text:p>
          </table:table-cell>
          <table:table-cell office:value-type="string" calcext:value-type="string">
            <text:p>X^3*Y^2</text:p>
          </table:table-cell>
          <table:table-cell office:value-type="string" calcext:value-type="string">
            <text:p>X^3*Y^3</text:p>
          </table:table-cell>
          <table:table-cell office:value-type="string" calcext:value-type="string">
            <text:p>X_C*Y_C</text:p>
          </table:table-cell>
          <table:table-cell office:value-type="string" calcext:value-type="string">
            <text:p>X_C*Y_C^2</text:p>
          </table:table-cell>
          <table:table-cell office:value-type="string" calcext:value-type="string">
            <text:p>X_C*Y_C^3</text:p>
          </table:table-cell>
          <table:table-cell office:value-type="string" calcext:value-type="string">
            <text:p>X_C^2*Y_C</text:p>
          </table:table-cell>
          <table:table-cell office:value-type="string" calcext:value-type="string">
            <text:p>X_C^2*Y_C^2</text:p>
          </table:table-cell>
          <table:table-cell office:value-type="string" calcext:value-type="string">
            <text:p>X_C^2*Y_C^3</text:p>
          </table:table-cell>
          <table:table-cell office:value-type="string" calcext:value-type="string">
            <text:p>X_C^3*Y_C</text:p>
          </table:table-cell>
          <table:table-cell office:value-type="string" calcext:value-type="string">
            <text:p>X_C^3*Y_C^2</text:p>
          </table:table-cell>
          <table:table-cell office:value-type="string" calcext:value-type="string">
            <text:p>X_C^3*Y_C^3</text:p>
          </table:table-cell>
        </table:table-row>
        <table:table-row table:style-name="ro1">
          <table:table-cell table:number-columns-repeated="3"/>
          <table:table-cell table:formula="of:=[.B2]*[.D2]" office:value-type="float" office:value="2" calcext:value-type="float">
            <text:p>2</text:p>
          </table:table-cell>
          <table:table-cell table:formula="of:=[.B2]*[.G2]" office:value-type="float" office:value="4" calcext:value-type="float">
            <text:p>4</text:p>
          </table:table-cell>
          <table:table-cell table:formula="of:=[.B2]*[.I2]" office:value-type="float" office:value="8" calcext:value-type="float">
            <text:p>8</text:p>
          </table:table-cell>
          <table:table-cell table:formula="of:=[.F2]*[.D2]" office:value-type="float" office:value="2" calcext:value-type="float">
            <text:p>2</text:p>
          </table:table-cell>
          <table:table-cell table:formula="of:=[.F2]*[.G2]" office:value-type="float" office:value="4" calcext:value-type="float">
            <text:p>4</text:p>
          </table:table-cell>
          <table:table-cell table:formula="of:=[.F2]*[.I2]" office:value-type="float" office:value="8" calcext:value-type="float">
            <text:p>8</text:p>
          </table:table-cell>
          <table:table-cell table:formula="of:=[.H2]*[.D2]" office:value-type="float" office:value="2" calcext:value-type="float">
            <text:p>2</text:p>
          </table:table-cell>
          <table:table-cell table:formula="of:=[.H2]*[.G2]" office:value-type="float" office:value="4" calcext:value-type="float">
            <text:p>4</text:p>
          </table:table-cell>
          <table:table-cell table:formula="of:=[.H2]*[.I2]" office:value-type="float" office:value="8" calcext:value-type="float">
            <text:p>8</text:p>
          </table:table-cell>
          <table:table-cell table:formula="of:=[.L2]*[.M2]" office:value-type="float" office:value="-0.137457" calcext:value-type="float">
            <text:p>-0.137457</text:p>
          </table:table-cell>
          <table:table-cell table:formula="of:=[.L2]*[.O2]" office:value-type="float" office:value="-0.06185565" calcext:value-type="float">
            <text:p>-0.06185565</text:p>
          </table:table-cell>
          <table:table-cell table:formula="of:=[.L2]*[.Q2]" office:value-type="float" office:value="-0.0278350425" calcext:value-type="float">
            <text:p>-0.0278350425</text:p>
          </table:table-cell>
          <table:table-cell table:formula="of:=[.N2]*[.M2]" office:value-type="float" office:value="0.04198761522" calcext:value-type="float">
            <text:p>0.04198761522</text:p>
          </table:table-cell>
          <table:table-cell table:formula="of:=[.N2]*[.O2]" office:value-type="float" office:value="0.018894426849" calcext:value-type="float">
            <text:p>0.018894426849</text:p>
          </table:table-cell>
          <table:table-cell table:formula="of:=[.N2]*[.Q2]" office:value-type="float" office:value="0.00850249208205" calcext:value-type="float">
            <text:p>0.00850249208205</text:p>
          </table:table-cell>
          <table:table-cell table:formula="of:=[.P2]*[.M2]" office:value-type="float" office:value="-0.0128255369451012" calcext:value-type="float">
            <text:p>-0.012825536945101</text:p>
          </table:table-cell>
          <table:table-cell table:formula="of:=[.P2]*[.O2]" office:value-type="float" office:value="-0.00577149162529554" calcext:value-type="float">
            <text:p>-0.005771491625296</text:p>
          </table:table-cell>
          <table:table-cell table:formula="of:=[.P2]*[.Q2]" office:value-type="float" office:value="-0.00259717123138299" calcext:value-type="float">
            <text:p>-0.002597171231383</text:p>
          </table:table-cell>
        </table:table-row>
        <table:table-row table:style-name="ro1">
          <table:table-cell table:number-columns-repeated="3"/>
          <table:table-cell table:formula="of:=[.B3]*[.D3]" office:value-type="float" office:value="4.5" calcext:value-type="float">
            <text:p>4.5</text:p>
          </table:table-cell>
          <table:table-cell table:formula="of:=[.B3]*[.G3]" office:value-type="float" office:value="13.5" calcext:value-type="float">
            <text:p>13.5</text:p>
          </table:table-cell>
          <table:table-cell table:formula="of:=[.B3]*[.I3]" office:value-type="float" office:value="40.5" calcext:value-type="float">
            <text:p>40.5</text:p>
          </table:table-cell>
          <table:table-cell table:formula="of:=[.F3]*[.D3]" office:value-type="float" office:value="6.75" calcext:value-type="float">
            <text:p>6.75</text:p>
          </table:table-cell>
          <table:table-cell table:formula="of:=[.F3]*[.G3]" office:value-type="float" office:value="20.25" calcext:value-type="float">
            <text:p>20.25</text:p>
          </table:table-cell>
          <table:table-cell table:formula="of:=[.F3]*[.I3]" office:value-type="float" office:value="60.75" calcext:value-type="float">
            <text:p>60.75</text:p>
          </table:table-cell>
          <table:table-cell table:formula="of:=[.H3]*[.D3]" office:value-type="float" office:value="10.125" calcext:value-type="float">
            <text:p>10.125</text:p>
          </table:table-cell>
          <table:table-cell table:formula="of:=[.H3]*[.G3]" office:value-type="float" office:value="30.375" calcext:value-type="float">
            <text:p>30.375</text:p>
          </table:table-cell>
          <table:table-cell table:formula="of:=[.H3]*[.I3]" office:value-type="float" office:value="91.125" calcext:value-type="float">
            <text:p>91.125</text:p>
          </table:table-cell>
          <table:table-cell table:formula="of:=[.L3]*[.M3]" office:value-type="float" office:value="0.282083" calcext:value-type="float">
            <text:p>0.282083</text:p>
          </table:table-cell>
          <table:table-cell table:formula="of:=[.L3]*[.O3]" office:value-type="float" office:value="0.40902035" calcext:value-type="float">
            <text:p>0.40902035</text:p>
          </table:table-cell>
          <table:table-cell table:formula="of:=[.L3]*[.Q3]" office:value-type="float" office:value="0.5930795075" calcext:value-type="float">
            <text:p>0.5930795075</text:p>
          </table:table-cell>
          <table:table-cell table:formula="of:=[.N3]*[.M3]" office:value-type="float" office:value="0.05487642682" calcext:value-type="float">
            <text:p>0.05487642682</text:p>
          </table:table-cell>
          <table:table-cell table:formula="of:=[.N3]*[.O3]" office:value-type="float" office:value="0.0795708188889999" calcext:value-type="float">
            <text:p>0.079570818889</text:p>
          </table:table-cell>
          <table:table-cell table:formula="of:=[.N3]*[.Q3]" office:value-type="float" office:value="0.11537768738905" calcext:value-type="float">
            <text:p>0.11537768738905</text:p>
          </table:table-cell>
          <table:table-cell table:formula="of:=[.P3]*[.M3]" office:value-type="float" office:value="0.0106756600735628" calcext:value-type="float">
            <text:p>0.010675660073563</text:p>
          </table:table-cell>
          <table:table-cell table:formula="of:=[.P3]*[.O3]" office:value-type="float" office:value="0.015479707106666" calcext:value-type="float">
            <text:p>0.015479707106666</text:p>
          </table:table-cell>
          <table:table-cell table:formula="of:=[.P3]*[.Q3]" office:value-type="float" office:value="0.0224455753046658" calcext:value-type="float">
            <text:p>0.022445575304666</text:p>
          </table:table-cell>
        </table:table-row>
        <table:table-row table:style-name="ro1">
          <table:table-cell table:number-columns-repeated="3"/>
          <table:table-cell table:formula="of:=[.B4]*[.D4]" office:value-type="float" office:value="-0.5" calcext:value-type="float">
            <text:p>-0.5</text:p>
          </table:table-cell>
          <table:table-cell table:formula="of:=[.B4]*[.G4]" office:value-type="float" office:value="-0.5" calcext:value-type="float">
            <text:p>-0.5</text:p>
          </table:table-cell>
          <table:table-cell table:formula="of:=[.B4]*[.I4]" office:value-type="float" office:value="-0.5" calcext:value-type="float">
            <text:p>-0.5</text:p>
          </table:table-cell>
          <table:table-cell table:formula="of:=[.F4]*[.D4]" office:value-type="float" office:value="0.25" calcext:value-type="float">
            <text:p>0.25</text:p>
          </table:table-cell>
          <table:table-cell table:formula="of:=[.F4]*[.G4]" office:value-type="float" office:value="0.25" calcext:value-type="float">
            <text:p>0.25</text:p>
          </table:table-cell>
          <table:table-cell table:formula="of:=[.F4]*[.I4]" office:value-type="float" office:value="0.25" calcext:value-type="float">
            <text:p>0.25</text:p>
          </table:table-cell>
          <table:table-cell table:formula="of:=[.H4]*[.D4]" office:value-type="float" office:value="-0.125" calcext:value-type="float">
            <text:p>-0.125</text:p>
          </table:table-cell>
          <table:table-cell table:formula="of:=[.H4]*[.G4]" office:value-type="float" office:value="-0.125" calcext:value-type="float">
            <text:p>-0.125</text:p>
          </table:table-cell>
          <table:table-cell table:formula="of:=[.H4]*[.I4]" office:value-type="float" office:value="-0.125" calcext:value-type="float">
            <text:p>-0.125</text:p>
          </table:table-cell>
          <table:table-cell table:formula="of:=[.L4]*[.M4]" office:value-type="float" office:value="0.993003" calcext:value-type="float">
            <text:p>0.993003</text:p>
          </table:table-cell>
          <table:table-cell table:formula="of:=[.L4]*[.O4]" office:value-type="float" office:value="-0.54615165" calcext:value-type="float">
            <text:p>-0.54615165</text:p>
          </table:table-cell>
          <table:table-cell table:formula="of:=[.L4]*[.Q4]" office:value-type="float" office:value="0.3003834075" calcext:value-type="float">
            <text:p>0.3003834075</text:p>
          </table:table-cell>
          <table:table-cell table:formula="of:=[.N4]*[.M4]" office:value-type="float" office:value="-1.79282719638" calcext:value-type="float">
            <text:p>-1.79282719638</text:p>
          </table:table-cell>
          <table:table-cell table:formula="of:=[.N4]*[.O4]" office:value-type="float" office:value="0.986054958009" calcext:value-type="float">
            <text:p>0.986054958009</text:p>
          </table:table-cell>
          <table:table-cell table:formula="of:=[.N4]*[.Q4]" office:value-type="float" office:value="-0.54233022690495" calcext:value-type="float">
            <text:p>-0.54233022690495</text:p>
          </table:table-cell>
          <table:table-cell table:formula="of:=[.P4]*[.M4]" office:value-type="float" office:value="3.23687778997624" calcext:value-type="float">
            <text:p>3.23687778997624</text:p>
          </table:table-cell>
          <table:table-cell table:formula="of:=[.P4]*[.O4]" office:value-type="float" office:value="-1.78028278448693" calcext:value-type="float">
            <text:p>-1.78028278448693</text:p>
          </table:table-cell>
          <table:table-cell table:formula="of:=[.P4]*[.Q4]" office:value-type="float" office:value="0.979155531467812" calcext:value-type="float">
            <text:p>0.979155531467812</text:p>
          </table:table-cell>
        </table:table-row>
        <table:table-row table:style-name="ro1">
          <table:table-cell table:number-columns-repeated="3"/>
          <table:table-cell table:formula="of:=[.B5]*[.D5]" office:value-type="float" office:value="4.6" calcext:value-type="float">
            <text:p>4.6</text:p>
          </table:table-cell>
          <table:table-cell table:formula="of:=[.B5]*[.G5]" office:value-type="float" office:value="9.2" calcext:value-type="float">
            <text:p>9.2</text:p>
          </table:table-cell>
          <table:table-cell table:formula="of:=[.B5]*[.I5]" office:value-type="float" office:value="18.4" calcext:value-type="float">
            <text:p>18.4</text:p>
          </table:table-cell>
          <table:table-cell table:formula="of:=[.F5]*[.D5]" office:value-type="float" office:value="10.58" calcext:value-type="float">
            <text:p>10.58</text:p>
          </table:table-cell>
          <table:table-cell table:formula="of:=[.F5]*[.G5]" office:value-type="float" office:value="21.16" calcext:value-type="float">
            <text:p>21.16</text:p>
          </table:table-cell>
          <table:table-cell table:formula="of:=[.F5]*[.I5]" office:value-type="float" office:value="42.32" calcext:value-type="float">
            <text:p>42.32</text:p>
          </table:table-cell>
          <table:table-cell table:formula="of:=[.H5]*[.D5]" office:value-type="float" office:value="24.334" calcext:value-type="float">
            <text:p>24.334</text:p>
          </table:table-cell>
          <table:table-cell table:formula="of:=[.H5]*[.G5]" office:value-type="float" office:value="48.668" calcext:value-type="float">
            <text:p>48.668</text:p>
          </table:table-cell>
          <table:table-cell table:formula="of:=[.H5]*[.I5]" office:value-type="float" office:value="97.336" calcext:value-type="float">
            <text:p>97.336</text:p>
          </table:table-cell>
          <table:table-cell table:formula="of:=[.L5]*[.M5]" office:value-type="float" office:value="0.447543" calcext:value-type="float">
            <text:p>0.447543</text:p>
          </table:table-cell>
          <table:table-cell table:formula="of:=[.L5]*[.O5]" office:value-type="float" office:value="0.20139435" calcext:value-type="float">
            <text:p>0.20139435</text:p>
          </table:table-cell>
          <table:table-cell table:formula="of:=[.L5]*[.Q5]" office:value-type="float" office:value="0.0906274575" calcext:value-type="float">
            <text:p>0.0906274575</text:p>
          </table:table-cell>
          <table:table-cell table:formula="of:=[.N5]*[.M5]" office:value-type="float" office:value="0.44509941522" calcext:value-type="float">
            <text:p>0.44509941522</text:p>
          </table:table-cell>
          <table:table-cell table:formula="of:=[.N5]*[.O5]" office:value-type="float" office:value="0.200294736849" calcext:value-type="float">
            <text:p>0.200294736849</text:p>
          </table:table-cell>
          <table:table-cell table:formula="of:=[.N5]*[.Q5]" office:value-type="float" office:value="0.0901326315820499" calcext:value-type="float">
            <text:p>0.09013263158205</text:p>
          </table:table-cell>
          <table:table-cell table:formula="of:=[.P5]*[.M5]" office:value-type="float" office:value="0.442669172412898" calcext:value-type="float">
            <text:p>0.442669172412898</text:p>
          </table:table-cell>
          <table:table-cell table:formula="of:=[.P5]*[.O5]" office:value-type="float" office:value="0.199201127585804" calcext:value-type="float">
            <text:p>0.199201127585804</text:p>
          </table:table-cell>
          <table:table-cell table:formula="of:=[.P5]*[.Q5]" office:value-type="float" office:value="0.0896405074136119" calcext:value-type="float">
            <text:p>0.089640507413612</text:p>
          </table:table-cell>
        </table:table-row>
        <table:table-row table:style-name="ro1">
          <table:table-cell table:number-columns-repeated="3"/>
          <table:table-cell table:formula="of:=[.B6]*[.D6]" office:value-type="float" office:value="4" calcext:value-type="float">
            <text:p>4</text:p>
          </table:table-cell>
          <table:table-cell table:formula="of:=[.B6]*[.G6]" office:value-type="float" office:value="16" calcext:value-type="float">
            <text:p>16</text:p>
          </table:table-cell>
          <table:table-cell table:formula="of:=[.B6]*[.I6]" office:value-type="float" office:value="64" calcext:value-type="float">
            <text:p>64</text:p>
          </table:table-cell>
          <table:table-cell table:formula="of:=[.F6]*[.D6]" office:value-type="float" office:value="4" calcext:value-type="float">
            <text:p>4</text:p>
          </table:table-cell>
          <table:table-cell table:formula="of:=[.F6]*[.G6]" office:value-type="float" office:value="16" calcext:value-type="float">
            <text:p>16</text:p>
          </table:table-cell>
          <table:table-cell table:formula="of:=[.F6]*[.I6]" office:value-type="float" office:value="64" calcext:value-type="float">
            <text:p>64</text:p>
          </table:table-cell>
          <table:table-cell table:formula="of:=[.H6]*[.D6]" office:value-type="float" office:value="4" calcext:value-type="float">
            <text:p>4</text:p>
          </table:table-cell>
          <table:table-cell table:formula="of:=[.H6]*[.G6]" office:value-type="float" office:value="16" calcext:value-type="float">
            <text:p>16</text:p>
          </table:table-cell>
          <table:table-cell table:formula="of:=[.H6]*[.I6]" office:value-type="float" office:value="64" calcext:value-type="float">
            <text:p>64</text:p>
          </table:table-cell>
          <table:table-cell table:formula="of:=[.L6]*[.M6]" office:value-type="float" office:value="-0.748377" calcext:value-type="float">
            <text:p>-0.748377</text:p>
          </table:table-cell>
          <table:table-cell table:formula="of:=[.L6]*[.O6]" office:value-type="float" office:value="-1.83352365" calcext:value-type="float">
            <text:p>-1.83352365</text:p>
          </table:table-cell>
          <table:table-cell table:formula="of:=[.L6]*[.Q6]" office:value-type="float" office:value="-4.4921329425" calcext:value-type="float">
            <text:p>-4.4921329425</text:p>
          </table:table-cell>
          <table:table-cell table:formula="of:=[.N6]*[.M6]" office:value-type="float" office:value="0.22859923842" calcext:value-type="float">
            <text:p>0.22859923842</text:p>
          </table:table-cell>
          <table:table-cell table:formula="of:=[.N6]*[.O6]" office:value-type="float" office:value="0.560068134129" calcext:value-type="float">
            <text:p>0.560068134129</text:p>
          </table:table-cell>
          <table:table-cell table:formula="of:=[.N6]*[.Q6]" office:value-type="float" office:value="1.37216692861605" calcext:value-type="float">
            <text:p>1.37216692861605</text:p>
          </table:table-cell>
          <table:table-cell table:formula="of:=[.P6]*[.M6]" office:value-type="float" office:value="-0.0698279233677733" calcext:value-type="float">
            <text:p>-0.069827923367773</text:p>
          </table:table-cell>
          <table:table-cell table:formula="of:=[.P6]*[.O6]" office:value-type="float" office:value="-0.171078412251045" calcext:value-type="float">
            <text:p>-0.171078412251045</text:p>
          </table:table-cell>
          <table:table-cell table:formula="of:=[.P6]*[.Q6]" office:value-type="float" office:value="-0.419142110015059" calcext:value-type="float">
            <text:p>-0.419142110015059</text:p>
          </table:table-cell>
        </table:table-row>
        <table:table-row table:style-name="ro1">
          <table:table-cell table:number-columns-repeated="3"/>
          <table:table-cell table:formula="of:=[.B7]*[.D7]" office:value-type="float" office:value="10" calcext:value-type="float">
            <text:p>10</text:p>
          </table:table-cell>
          <table:table-cell table:formula="of:=[.B7]*[.G7]" office:value-type="float" office:value="25" calcext:value-type="float">
            <text:p>25</text:p>
          </table:table-cell>
          <table:table-cell table:formula="of:=[.B7]*[.I7]" office:value-type="float" office:value="62.5" calcext:value-type="float">
            <text:p>62.5</text:p>
          </table:table-cell>
          <table:table-cell table:formula="of:=[.F7]*[.D7]" office:value-type="float" office:value="40" calcext:value-type="float">
            <text:p>40</text:p>
          </table:table-cell>
          <table:table-cell table:formula="of:=[.F7]*[.G7]" office:value-type="float" office:value="100" calcext:value-type="float">
            <text:p>100</text:p>
          </table:table-cell>
          <table:table-cell table:formula="of:=[.F7]*[.I7]" office:value-type="float" office:value="250" calcext:value-type="float">
            <text:p>250</text:p>
          </table:table-cell>
          <table:table-cell table:formula="of:=[.H7]*[.D7]" office:value-type="float" office:value="160" calcext:value-type="float">
            <text:p>160</text:p>
          </table:table-cell>
          <table:table-cell table:formula="of:=[.H7]*[.G7]" office:value-type="float" office:value="400" calcext:value-type="float">
            <text:p>400</text:p>
          </table:table-cell>
          <table:table-cell table:formula="of:=[.H7]*[.I7]" office:value-type="float" office:value="1000" calcext:value-type="float">
            <text:p>1000</text:p>
          </table:table-cell>
          <table:table-cell table:formula="of:=[.L7]*[.M7]" office:value-type="float" office:value="2.559813" calcext:value-type="float">
            <text:p>2.559813</text:p>
          </table:table-cell>
          <table:table-cell table:formula="of:=[.L7]*[.O7]" office:value-type="float" office:value="2.43182235" calcext:value-type="float">
            <text:p>2.43182235</text:p>
          </table:table-cell>
          <table:table-cell table:formula="of:=[.L7]*[.Q7]" office:value-type="float" office:value="2.3102312325" calcext:value-type="float">
            <text:p>2.3102312325</text:p>
          </table:table-cell>
          <table:table-cell table:formula="of:=[.N7]*[.M7]" office:value-type="float" office:value="6.89751852102" calcext:value-type="float">
            <text:p>6.89751852102</text:p>
          </table:table-cell>
          <table:table-cell table:formula="of:=[.N7]*[.O7]" office:value-type="float" office:value="6.552642594969" calcext:value-type="float">
            <text:p>6.552642594969</text:p>
          </table:table-cell>
          <table:table-cell table:formula="of:=[.N7]*[.Q7]" office:value-type="float" office:value="6.22501046522055" calcext:value-type="float">
            <text:p>6.22501046522055</text:p>
          </table:table-cell>
          <table:table-cell table:formula="of:=[.P7]*[.M7]" office:value-type="float" office:value="18.5856395556292" calcext:value-type="float">
            <text:p>18.5856395556292</text:p>
          </table:table-cell>
          <table:table-cell table:formula="of:=[.P7]*[.O7]" office:value-type="float" office:value="17.6563575778478" calcext:value-type="float">
            <text:p>17.6563575778478</text:p>
          </table:table-cell>
          <table:table-cell table:formula="of:=[.P7]*[.Q7]" office:value-type="float" office:value="16.7735396989554" calcext:value-type="float">
            <text:p>16.7735396989554</text:p>
          </table:table-cell>
        </table:table-row>
        <table:table-row table:style-name="ro1">
          <table:table-cell table:number-columns-repeated="3"/>
          <table:table-cell table:formula="of:=[.B8]*[.D8]" office:value-type="float" office:value="4.6" calcext:value-type="float">
            <text:p>4.6</text:p>
          </table:table-cell>
          <table:table-cell table:formula="of:=[.B8]*[.G8]" office:value-type="float" office:value="9.2" calcext:value-type="float">
            <text:p>9.2</text:p>
          </table:table-cell>
          <table:table-cell table:formula="of:=[.B8]*[.I8]" office:value-type="float" office:value="18.4" calcext:value-type="float">
            <text:p>18.4</text:p>
          </table:table-cell>
          <table:table-cell table:formula="of:=[.F8]*[.D8]" office:value-type="float" office:value="10.58" calcext:value-type="float">
            <text:p>10.58</text:p>
          </table:table-cell>
          <table:table-cell table:formula="of:=[.F8]*[.G8]" office:value-type="float" office:value="21.16" calcext:value-type="float">
            <text:p>21.16</text:p>
          </table:table-cell>
          <table:table-cell table:formula="of:=[.F8]*[.I8]" office:value-type="float" office:value="42.32" calcext:value-type="float">
            <text:p>42.32</text:p>
          </table:table-cell>
          <table:table-cell table:formula="of:=[.H8]*[.D8]" office:value-type="float" office:value="24.334" calcext:value-type="float">
            <text:p>24.334</text:p>
          </table:table-cell>
          <table:table-cell table:formula="of:=[.H8]*[.G8]" office:value-type="float" office:value="48.668" calcext:value-type="float">
            <text:p>48.668</text:p>
          </table:table-cell>
          <table:table-cell table:formula="of:=[.H8]*[.I8]" office:value-type="float" office:value="97.336" calcext:value-type="float">
            <text:p>97.336</text:p>
          </table:table-cell>
          <table:table-cell table:formula="of:=[.L8]*[.M8]" office:value-type="float" office:value="0.447543" calcext:value-type="float">
            <text:p>0.447543</text:p>
          </table:table-cell>
          <table:table-cell table:formula="of:=[.L8]*[.O8]" office:value-type="float" office:value="0.20139435" calcext:value-type="float">
            <text:p>0.20139435</text:p>
          </table:table-cell>
          <table:table-cell table:formula="of:=[.L8]*[.Q8]" office:value-type="float" office:value="0.0906274575" calcext:value-type="float">
            <text:p>0.0906274575</text:p>
          </table:table-cell>
          <table:table-cell table:formula="of:=[.N8]*[.M8]" office:value-type="float" office:value="0.44509941522" calcext:value-type="float">
            <text:p>0.44509941522</text:p>
          </table:table-cell>
          <table:table-cell table:formula="of:=[.N8]*[.O8]" office:value-type="float" office:value="0.200294736849" calcext:value-type="float">
            <text:p>0.200294736849</text:p>
          </table:table-cell>
          <table:table-cell table:formula="of:=[.N8]*[.Q8]" office:value-type="float" office:value="0.0901326315820499" calcext:value-type="float">
            <text:p>0.09013263158205</text:p>
          </table:table-cell>
          <table:table-cell table:formula="of:=[.P8]*[.M8]" office:value-type="float" office:value="0.442669172412898" calcext:value-type="float">
            <text:p>0.442669172412898</text:p>
          </table:table-cell>
          <table:table-cell table:formula="of:=[.P8]*[.O8]" office:value-type="float" office:value="0.199201127585804" calcext:value-type="float">
            <text:p>0.199201127585804</text:p>
          </table:table-cell>
          <table:table-cell table:formula="of:=[.P8]*[.Q8]" office:value-type="float" office:value="0.0896405074136119" calcext:value-type="float">
            <text:p>0.089640507413612</text:p>
          </table:table-cell>
        </table:table-row>
        <table:table-row table:style-name="ro1">
          <table:table-cell table:number-columns-repeated="3"/>
          <table:table-cell table:formula="of:=[.B9]*[.D9]" office:value-type="float" office:value="6" calcext:value-type="float">
            <text:p>6</text:p>
          </table:table-cell>
          <table:table-cell table:formula="of:=[.B9]*[.G9]" office:value-type="float" office:value="-12" calcext:value-type="float">
            <text:p>-12</text:p>
          </table:table-cell>
          <table:table-cell table:formula="of:=[.B9]*[.I9]" office:value-type="float" office:value="24" calcext:value-type="float">
            <text:p>24</text:p>
          </table:table-cell>
          <table:table-cell table:formula="of:=[.F9]*[.D9]" office:value-type="float" office:value="-18" calcext:value-type="float">
            <text:p>-18</text:p>
          </table:table-cell>
          <table:table-cell table:formula="of:=[.F9]*[.G9]" office:value-type="float" office:value="36" calcext:value-type="float">
            <text:p>36</text:p>
          </table:table-cell>
          <table:table-cell table:formula="of:=[.F9]*[.I9]" office:value-type="float" office:value="-72" calcext:value-type="float">
            <text:p>-72</text:p>
          </table:table-cell>
          <table:table-cell table:formula="of:=[.H9]*[.D9]" office:value-type="float" office:value="54" calcext:value-type="float">
            <text:p>54</text:p>
          </table:table-cell>
          <table:table-cell table:formula="of:=[.H9]*[.G9]" office:value-type="float" office:value="-108" calcext:value-type="float">
            <text:p>-108</text:p>
          </table:table-cell>
          <table:table-cell table:formula="of:=[.H9]*[.I9]" office:value-type="float" office:value="216" calcext:value-type="float">
            <text:p>216</text:p>
          </table:table-cell>
          <table:table-cell table:formula="of:=[.L9]*[.M9]" office:value-type="float" office:value="15.284383" calcext:value-type="float">
            <text:p>15.284383</text:p>
          </table:table-cell>
          <table:table-cell table:formula="of:=[.L9]*[.O9]" office:value-type="float" office:value="-54.25955965" calcext:value-type="float">
            <text:p>-54.25955965</text:p>
          </table:table-cell>
          <table:table-cell table:formula="of:=[.L9]*[.Q9]" office:value-type="float" office:value="192.6214367575" calcext:value-type="float">
            <text:p>192.6214367575</text:p>
          </table:table-cell>
          <table:table-cell table:formula="of:=[.N9]*[.M9]" office:value-type="float" office:value="-65.80629963118" calcext:value-type="float">
            <text:p>-65.80629963118</text:p>
          </table:table-cell>
          <table:table-cell table:formula="of:=[.N9]*[.O9]" office:value-type="float" office:value="233.612363690689" calcext:value-type="float">
            <text:p>233.612363690689</text:p>
          </table:table-cell>
          <table:table-cell table:formula="of:=[.N9]*[.Q9]" office:value-type="float" office:value="-829.323891101946" calcext:value-type="float">
            <text:p>-829.323891101946</text:p>
          </table:table-cell>
          <table:table-cell table:formula="of:=[.P9]*[.M9]" office:value-type="float" office:value="283.32639081006" calcext:value-type="float">
            <text:p>283.32639081006</text:p>
          </table:table-cell>
          <table:table-cell table:formula="of:=[.P9]*[.O9]" office:value-type="float" office:value="-1005.80868737571" calcext:value-type="float">
            <text:p>-1005.80868737571</text:p>
          </table:table-cell>
          <table:table-cell table:formula="of:=[.P9]*[.Q9]" office:value-type="float" office:value="3570.62084018378" calcext:value-type="float">
            <text:p>3570.62084018378</text:p>
          </table:table-cell>
        </table:table-row>
        <table:table-row table:style-name="ro1">
          <table:table-cell table:number-columns-repeated="3"/>
          <table:table-cell table:formula="of:=[.B10]*[.D10]" office:value-type="float" office:value="-4.9092" calcext:value-type="float">
            <text:p>-4.9092</text:p>
          </table:table-cell>
          <table:table-cell table:formula="of:=[.B10]*[.G10]" office:value-type="float" office:value="9.8184" calcext:value-type="float">
            <text:p>9.8184</text:p>
          </table:table-cell>
          <table:table-cell table:formula="of:=[.B10]*[.I10]" office:value-type="float" office:value="-19.6368" calcext:value-type="float">
            <text:p>-19.6368</text:p>
          </table:table-cell>
          <table:table-cell table:formula="of:=[.F10]*[.D10]" office:value-type="float" office:value="-12.05012232" calcext:value-type="float">
            <text:p>-12.05012232</text:p>
          </table:table-cell>
          <table:table-cell table:formula="of:=[.F10]*[.G10]" office:value-type="float" office:value="24.10024464" calcext:value-type="float">
            <text:p>24.10024464</text:p>
          </table:table-cell>
          <table:table-cell table:formula="of:=[.F10]*[.I10]" office:value-type="float" office:value="-48.20048928" calcext:value-type="float">
            <text:p>-48.20048928</text:p>
          </table:table-cell>
          <table:table-cell table:formula="of:=[.H10]*[.D10]" office:value-type="float" office:value="-29.578230246672" calcext:value-type="float">
            <text:p>-29.578230246672</text:p>
          </table:table-cell>
          <table:table-cell table:formula="of:=[.H10]*[.G10]" office:value-type="float" office:value="59.156460493344" calcext:value-type="float">
            <text:p>59.156460493344</text:p>
          </table:table-cell>
          <table:table-cell table:formula="of:=[.H10]*[.I10]" office:value-type="float" office:value="-118.312920986688" calcext:value-type="float">
            <text:p>-118.312920986688</text:p>
          </table:table-cell>
          <table:table-cell table:formula="of:=[.L10]*[.M10]" office:value-type="float" office:value="-4.079447" calcext:value-type="float">
            <text:p>-4.079447</text:p>
          </table:table-cell>
          <table:table-cell table:formula="of:=[.L10]*[.O10]" office:value-type="float" office:value="14.48203685" calcext:value-type="float">
            <text:p>14.48203685</text:p>
          </table:table-cell>
          <table:table-cell table:formula="of:=[.L10]*[.Q10]" office:value-type="float" office:value="-51.4112308175" calcext:value-type="float">
            <text:p>-51.4112308175</text:p>
          </table:table-cell>
          <table:table-cell table:formula="of:=[.N10]*[.M10]" office:value-type="float" office:value="-4.68785572558" calcext:value-type="float">
            <text:p>-4.68785572558</text:p>
          </table:table-cell>
          <table:table-cell table:formula="of:=[.N10]*[.O10]" office:value-type="float" office:value="16.641887825809" calcext:value-type="float">
            <text:p>16.641887825809</text:p>
          </table:table-cell>
          <table:table-cell table:formula="of:=[.N10]*[.Q10]" office:value-type="float" office:value="-59.0787017816219" calcext:value-type="float">
            <text:p>-59.0787017816219</text:p>
          </table:table-cell>
          <table:table-cell table:formula="of:=[.P10]*[.M10]" office:value-type="float" office:value="-5.387002528493" calcext:value-type="float">
            <text:p>-5.387002528493</text:p>
          </table:table-cell>
          <table:table-cell table:formula="of:=[.P10]*[.O10]" office:value-type="float" office:value="19.1238589761502" calcext:value-type="float">
            <text:p>19.1238589761502</text:p>
          </table:table-cell>
          <table:table-cell table:formula="of:=[.P10]*[.Q10]" office:value-type="float" office:value="-67.889699365333" calcext:value-type="float">
            <text:p>-67.889699365333</text:p>
          </table:table-cell>
        </table:table-row>
        <table:table-row table:style-name="ro1">
          <table:table-cell table:number-columns-repeated="3"/>
          <table:table-cell table:formula="of:=[.B11]*[.D11]" office:value-type="float" office:value="6" calcext:value-type="float">
            <text:p>6</text:p>
          </table:table-cell>
          <table:table-cell table:formula="of:=[.B11]*[.G11]" office:value-type="float" office:value="18" calcext:value-type="float">
            <text:p>18</text:p>
          </table:table-cell>
          <table:table-cell table:formula="of:=[.B11]*[.I11]" office:value-type="float" office:value="54" calcext:value-type="float">
            <text:p>54</text:p>
          </table:table-cell>
          <table:table-cell table:formula="of:=[.F11]*[.D11]" office:value-type="float" office:value="12" calcext:value-type="float">
            <text:p>12</text:p>
          </table:table-cell>
          <table:table-cell table:formula="of:=[.F11]*[.G11]" office:value-type="float" office:value="36" calcext:value-type="float">
            <text:p>36</text:p>
          </table:table-cell>
          <table:table-cell table:formula="of:=[.F11]*[.I11]" office:value-type="float" office:value="108" calcext:value-type="float">
            <text:p>108</text:p>
          </table:table-cell>
          <table:table-cell table:formula="of:=[.H11]*[.D11]" office:value-type="float" office:value="24" calcext:value-type="float">
            <text:p>24</text:p>
          </table:table-cell>
          <table:table-cell table:formula="of:=[.H11]*[.G11]" office:value-type="float" office:value="72" calcext:value-type="float">
            <text:p>72</text:p>
          </table:table-cell>
          <table:table-cell table:formula="of:=[.H11]*[.I11]" office:value-type="float" office:value="216" calcext:value-type="float">
            <text:p>216</text:p>
          </table:table-cell>
          <table:table-cell table:formula="of:=[.L11]*[.M11]" office:value-type="float" office:value="1.007083" calcext:value-type="float">
            <text:p>1.007083</text:p>
          </table:table-cell>
          <table:table-cell table:formula="of:=[.L11]*[.O11]" office:value-type="float" office:value="1.46027035" calcext:value-type="float">
            <text:p>1.46027035</text:p>
          </table:table-cell>
          <table:table-cell table:formula="of:=[.L11]*[.Q11]" office:value-type="float" office:value="2.1173920075" calcext:value-type="float">
            <text:p>2.1173920075</text:p>
          </table:table-cell>
          <table:table-cell table:formula="of:=[.N11]*[.M11]" office:value-type="float" office:value="0.69945942682" calcext:value-type="float">
            <text:p>0.69945942682</text:p>
          </table:table-cell>
          <table:table-cell table:formula="of:=[.N11]*[.O11]" office:value-type="float" office:value="1.014216168889" calcext:value-type="float">
            <text:p>1.014216168889</text:p>
          </table:table-cell>
          <table:table-cell table:formula="of:=[.N11]*[.Q11]" office:value-type="float" office:value="1.47061344488905" calcext:value-type="float">
            <text:p>1.47061344488905</text:p>
          </table:table-cell>
          <table:table-cell table:formula="of:=[.P11]*[.M11]" office:value-type="float" office:value="0.485802550303563" calcext:value-type="float">
            <text:p>0.485802550303563</text:p>
          </table:table-cell>
          <table:table-cell table:formula="of:=[.P11]*[.O11]" office:value-type="float" office:value="0.704413697940166" calcext:value-type="float">
            <text:p>0.704413697940166</text:p>
          </table:table-cell>
          <table:table-cell table:formula="of:=[.P11]*[.Q11]" office:value-type="float" office:value="1.02139986201324" calcext:value-type="float">
            <text:p>1.02139986201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26:.D35])" office:value-type="float" office:value="3.62908" calcext:value-type="float">
            <text:p>3.62908</text:p>
          </table:table-cell>
          <table:table-cell table:formula="of:=AVERAGE([.E26:.E35])" office:value-type="float" office:value="9.22184" calcext:value-type="float">
            <text:p>9.22184</text:p>
          </table:table-cell>
          <table:table-cell table:formula="of:=AVERAGE([.F26:.F35])" office:value-type="float" office:value="26.96632" calcext:value-type="float">
            <text:p>26.96632</text:p>
          </table:table-cell>
          <table:table-cell table:formula="of:=AVERAGE([.G26:.G35])" office:value-type="float" office:value="5.610987768" calcext:value-type="float">
            <text:p>5.610987768</text:p>
          </table:table-cell>
          <table:table-cell table:formula="of:=AVERAGE([.H26:.H35])" office:value-type="float" office:value="27.892024464" calcext:value-type="float">
            <text:p>27.892024464</text:p>
          </table:table-cell>
          <table:table-cell table:formula="of:=AVERAGE([.I26:.I35])" office:value-type="float" office:value="45.543951072" calcext:value-type="float">
            <text:p>45.543951072</text:p>
          </table:table-cell>
          <table:table-cell table:formula="of:=AVERAGE([.J26:.J35])" office:value-type="float" office:value="27.3089769753328" calcext:value-type="float">
            <text:p>27.3089769753328</text:p>
          </table:table-cell>
          <table:table-cell table:formula="of:=AVERAGE([.K26:.K35])" office:value-type="float" office:value="57.0742460493344" calcext:value-type="float">
            <text:p>57.0742460493344</text:p>
          </table:table-cell>
          <table:table-cell table:formula="of:=AVERAGE([.L26:.L35])" office:value-type="float" office:value="167.135907901331" calcext:value-type="float">
            <text:p>167.135907901331</text:p>
          </table:table-cell>
          <table:table-cell table:formula="of:=AVERAGE([.M26:.M35])" office:value-type="float" office:value="1.605617" calcext:value-type="float">
            <text:p>1.605617</text:p>
          </table:table-cell>
          <table:table-cell table:formula="of:=AVERAGE([.N26:.N35])" office:value-type="float" office:value="-3.7515152" calcext:value-type="float">
            <text:p>-3.7515152</text:p>
          </table:table-cell>
          <table:table-cell table:formula="of:=AVERAGE([.O26:.O35])" office:value-type="float" office:value="14.2192579025" calcext:value-type="float">
            <text:p>14.2192579025</text:p>
          </table:table-cell>
          <table:table-cell table:formula="of:=AVERAGE([.P26:.P35])" office:value-type="float" office:value="-6.34743424944" calcext:value-type="float">
            <text:p>-6.34743424944</text:p>
          </table:table-cell>
          <table:table-cell table:formula="of:=AVERAGE([.Q26:.Q35])" office:value-type="float" office:value="25.986628809193" calcext:value-type="float">
            <text:p>25.986628809193</text:p>
          </table:table-cell>
          <table:table-cell table:formula="of:=AVERAGE([.R26:.R35])" office:value-type="float" office:value="-87.9572986829112" calcext:value-type="float">
            <text:p>-87.9572986829112</text:p>
          </table:table-cell>
          <table:table-cell table:formula="of:=AVERAGE([.S26:.S35])" office:value-type="float" office:value="30.1061068722063" calcext:value-type="float">
            <text:p>30.1061068722063</text:p>
          </table:table-cell>
          <table:table-cell table:formula="of:=AVERAGE([.T26:.T35])" office:value-type="float" office:value="-96.9867307849861" calcext:value-type="float">
            <text:p>-96.9867307849861</text:p>
          </table:table-cell>
          <table:table-cell table:formula="of:=AVERAGE([.U26:.U35])" office:value-type="float" office:value="352.128522321977" calcext:value-type="float">
            <text:p>352.128522321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1:17:19.321312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08:59:25.018839689</meta:creation-date>
    <dc:date>2021-01-11T16:27:18.987836556</dc:date>
    <meta:editing-duration>PT4H26M12S</meta:editing-duration>
    <meta:editing-cycles>11</meta:editing-cycles>
    <meta:generator>LibreOffice/6.4.6.2$Linux_X86_64 LibreOffice_project/40$Build-2</meta:generator>
    <meta:document-statistic meta:table-count="1" meta:cell-count="482" meta:object-count="0"/>
  </office:meta>
</office:document-meta>
</file>